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Calibri" svg:font-family="Calibri, sans-serif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text-align="justify" style:justify-single-word="false"/>
      <style:text-properties fo:font-weight="normal" officeooo:rsid="001974d4" officeooo:paragraph-rsid="001974d4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eda1d" officeooo:paragraph-rsid="000eda1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974d4" officeooo:paragraph-rsid="001974d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f7558" officeooo:paragraph-rsid="001f7558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0eda1d" officeooo:paragraph-rsid="000eda1d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22a704" officeooo:paragraph-rsid="0022a70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252b29" officeooo:paragraph-rsid="00252b29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0eda1d" officeooo:paragraph-rsid="000eda1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bold" officeooo:rsid="000eda1d" officeooo:paragraph-rsid="000eda1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0eda1d" officeooo:paragraph-rsid="000eda1d" style:font-weight-asian="bold" style:font-weight-complex="bold"/>
    </style:style>
    <style:style style:name="P11" style:family="paragraph" style:parent-style-name="Standard">
      <style:text-properties fo:font-style="normal" fo:font-weight="normal" officeooo:rsid="00170c9d" officeooo:paragraph-rsid="00170c9d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eda1d" officeooo:paragraph-rsid="002778f5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778f5" officeooo:paragraph-rsid="002778f5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2778f5" officeooo:paragraph-rsid="0029fea5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2778f5" officeooo:paragraph-rsid="002778f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2a704" officeooo:paragraph-rsid="002778f5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2a704" officeooo:paragraph-rsid="0022a704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2a704" officeooo:paragraph-rsid="0029fea5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85ee8" officeooo:paragraph-rsid="00285ee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d186d" officeooo:paragraph-rsid="002d186d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2778f5" officeooo:paragraph-rsid="002778f5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2d186d" officeooo:paragraph-rsid="002d186d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000080" fo:language="zxx" fo:country="none" style:text-underline-style="solid" style:text-underline-width="auto" style:text-underline-color="font-color" fo:font-weight="normal" officeooo:rsid="002778f5" officeooo:paragraph-rsid="002778f5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bold" officeooo:rsid="000eda1d" officeooo:paragraph-rsid="000eda1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2pt" fo:font-weight="bold" officeooo:rsid="002778f5" officeooo:paragraph-rsid="002778f5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fo:font-weight="bold" officeooo:rsid="002778f5" officeooo:paragraph-rsid="0025e5a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fo:font-weight="bold" officeooo:rsid="00285ee8" officeooo:paragraph-rsid="00285ee8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fo:font-weight="bold" officeooo:rsid="0022a704" officeooo:paragraph-rsid="002778f5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fo:font-weight="bold" officeooo:rsid="002c4b12" officeooo:paragraph-rsid="002c4b1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2778f5" officeooo:paragraph-rsid="002778f5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0pt" fo:font-weight="bold" officeooo:rsid="002778f5" officeooo:paragraph-rsid="00285ee8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0pt" fo:font-weight="bold" officeooo:rsid="00285ee8" officeooo:paragraph-rsid="002b4f2e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0pt" fo:font-weight="normal" officeooo:rsid="002778f5" officeooo:paragraph-rsid="002778f5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0pt" fo:font-weight="normal" officeooo:rsid="002778f5" officeooo:paragraph-rsid="0025e5a4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0pt" fo:font-weight="normal" officeooo:rsid="002778f5" officeooo:paragraph-rsid="00285ee8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0pt" fo:font-weight="normal" officeooo:rsid="00285ee8" officeooo:paragraph-rsid="00285ee8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0pt" fo:font-weight="normal" officeooo:rsid="00285ee8" officeooo:paragraph-rsid="002b4f2e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0pt" fo:font-weight="normal" officeooo:rsid="0029fea5" officeooo:paragraph-rsid="0029fea5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2778f5" officeooo:paragraph-rsid="002778f5" style:font-weight-asian="normal" style:font-weight-complex="normal"/>
    </style:style>
    <style:style style:name="T1" style:family="text">
      <style:text-properties officeooo:rsid="001974d4"/>
    </style:style>
    <style:style style:name="T2" style:family="text">
      <style:text-properties officeooo:rsid="001bf088"/>
    </style:style>
    <style:style style:name="T3" style:family="text">
      <style:text-properties officeooo:rsid="001c7080"/>
    </style:style>
    <style:style style:name="T4" style:family="text">
      <style:text-properties officeooo:rsid="002778f5"/>
    </style:style>
    <style:style style:name="T5" style:family="text">
      <style:text-properties fo:color="#000000" style:font-name="Arial1" fo:font-size="10pt"/>
    </style:style>
    <style:style style:name="T6" style:family="text">
      <style:text-properties style:font-name="Arial1" fo:font-size="10pt"/>
    </style:style>
    <style:style style:name="T7" style:family="text">
      <style:text-properties fo:color="#000080" style:font-name="Arial1" fo:font-size="10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8" style:family="text">
      <style:text-properties officeooo:rsid="00285ee8"/>
    </style:style>
    <style:style style:name="T9" style:family="text">
      <style:text-properties officeooo:rsid="0029fea5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29fea5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officeooo:rsid="002b4f2e"/>
    </style:style>
    <text:list-style style:name="L1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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Funcamp R] Réunion <text:span text:style-name="T2">de préparation</text:span> du <text:span text:style-name="T3">04</text:span>/<text:span text:style-name="T3">09/</text:span>2019</text:p>
      <text:p text:style-name="P10"/>
      <text:p text:style-name="P3">Présents : </text:p>
      <text:p text:style-name="P3"/>
      <text:p text:style-name="P1">Insee : Fabrice Danielou (Dr HdF), Pascal Eusebio (Dr Paca)</text:p>
      <text:p text:style-name="P22"/>
      <text:p text:style-name="P22">Excusée :</text:p>
      <text:p text:style-name="P22"/>
      <text:p text:style-name="P20">Sdes : Sylvie Didier-Perot</text:p>
      <text:p text:style-name="P30"/>
      <text:p text:style-name="P30"/>
      <text:p text:style-name="P25">Ordre du jour</text:p>
      <text:p text:style-name="Standard"/>
      <text:p text:style-name="Standard">- Modalité de partage des documents (github)</text:p>
      <text:p text:style-name="Standard">-Retour sur le test du premier exemple proposé par Pascal avec IgoR</text:p>
      <text:p text:style-name="Standard">-Examens des sources mobilisables, dont celles proposées par Sylvie</text:p>
      <text:p text:style-name="Standard">-Poursuite des réflexions sur d'autres exercices (visualisation graphique notamment)</text:p>
      <text:p text:style-name="Standard">-Organisation des itérations d'ici la prochaine réunion du groupe le  25/09</text:p>
      <text:p text:style-name="P4"/>
      <text:p text:style-name="P8"><text:span text:style-name="T4">Modalités de partage github</text:span></text:p>
      <text:p text:style-name="P25"/>
      <text:p text:style-name="P13">Arnaud a créé un espace dédié sous Github pour accueillir les contributions des différents groupes.</text:p>
      <text:p text:style-name="P13">Le premier exemple d’exercice proposé par Pascal a été déposé ici :</text:p>
      <text:p text:style-name="P13"/>
      <text:p text:style-name="P15"><text:a xlink:type="simple" xlink:href="https://github.com/insee-unissi/funcamp-r/tree/master/groupe-conception/groupe2" text:style-name="Internet_20_link" text:visited-style-name="Visited_20_Internet_20_Link">https://github.com/insee-unissi/funcamp-r/tree/master/groupe-conception/groupe2</text:a></text:p>
      <text:p text:style-name="P13"/>
      <text:p text:style-name="P13">A noter qu’une version d’Igor a été déposée également sous Github : </text:p>
      <text:p text:style-name="P13"><text:a xlink:type="simple" xlink:href="https://github.com/jllipatz/IGoR" text:style-name="Internet_20_link" text:visited-style-name="Visited_20_Internet_20_Link"><text:span text:style-name="T5"/></text:a></text:p>
      <text:p text:style-name="P15"><text:a xlink:type="simple" xlink:href="https://github.com/jllipatz/IGoR" text:style-name="Internet_20_link" text:visited-style-name="Visited_20_Internet_20_Link"><text:span text:style-name="T7">https://github.com/jllipatz/IGoR</text:span></text:a></text:p>
      <text:p text:style-name="P23"><text:span text:style-name="T6"/></text:p>
      <text:p text:style-name="P12"/>
      <text:p text:style-name="P8"><text:span text:style-name="T4">Analyse du test du programme proposé par Pascal</text:span></text:p>
      <text:p text:style-name="P8"/>
      <text:p text:style-name="P16"><text:span text:style-name="T4">Fabrice a testé l’exercice transmis par Pascal et sa compatibilité avec IgoR. </text:span></text:p>
      <text:p text:style-name="P16"/>
      <text:p text:style-name="P14"><text:span text:style-name="T11">Contenu</text:span><text:span text:style-name="T10"> de l’exercice</text:span>:</text:p>
      <text:p text:style-name="P13">L’exercice est conforme aux orientations proposées lors de la 1ère réunion <text:span text:style-name="T9">(import de données, examen d’une table, filtrage, calcul des stats de base). Il gagnerait à intégrer une séquence sur la détection de valeur « aberrante ».</text:span></text:p>
      <text:p text:style-name="P13"/>
      <text:p text:style-name="P39">Compatibilité avec IgoR :</text:p>
      <text:p text:style-name="P18"><text:span text:style-name="T4">Le test est globalement positif même s’il est nécessaire d’emprunter parfois des chemins détournés pour arriver au résultat. </text:span></text:p>
      <text:p text:style-name="P18"><text:span text:style-name="T4">Plusieurs points ont été relevés :</text:span></text:p>
      <text:p text:style-name="P16">-<text:span text:style-name="T4">Après l’import dans Igor, certaines variables sont en type caractère alors qu’elles devraient être numériques (pb de séparateur de décimales) ;</text:span></text:p>
      <text:p text:style-name="P16">-<text:span text:style-name="T9">la fonction </text:span>ncol <text:span text:style-name="T9">(nombre de colonnes de la table)</text:span> n'existe pas <text:span text:style-name="T4">stricto sensu </text:span>dans Igor. <text:span text:style-name="T4">On peut néanmoins s’en sortir pour obtenir le nombre de colonnes de tables de dimension modeste ;</text:span></text:p>
      <text:p text:style-name="P16">-<text:span text:style-name="T4">l</text:span>e nombre de lignes <text:span text:style-name="T4">d’une table</text:span> ne s'affiche pas explicitement dans la partie "gérer les tables" ;</text:p>
      <text:p text:style-name="P16">-<text:span text:style-name="T4">l</text:span>e min d'une variable <text:span text:style-name="T4">numérique n’</text:span>est <text:span text:style-name="T4">pas calculable explicitement </text:span>dans Igor. <text:span text:style-name="T4">Le résultat peut être néanmoins obtenu par l’examen des </text:span>percentiles. <text:span text:style-name="T4">Cela n’est cependant pas explicite pour un profane ;</text:span></text:p>
      <text:p text:style-name="P16">-<text:span text:style-name="T4">p</text:span>as possible de calculer une moyenne selon les modalités d'une classe. <text:span text:style-name="T9">Dans notre exemple,</text:span> l'age moyen selon le genre dans la table "humain". <text:span text:style-name="T9">Cela est a priori possible dans la dernière version d’Igor ;</text:span></text:p>
      <text:p text:style-name="P16">-<text:span text:style-name="T9">p</text:span>as possible de calculer <text:span text:style-name="T4">une</text:span> somme avec Igor ;</text:p>
      <text:p text:style-name="P16">-<text:span text:style-name="T9">pas de possibilité de traiter de manière différenciée les valeurs manquantes.</text:span></text:p>
      <text:p text:style-name="P16"/>
      <text:p text:style-name="P16"/>
      <text:p text:style-name="P16">P<text:span text:style-name="T4">ar ailleurs, en plus de ces éléments techniques, il ressort que :</text:span></text:p>
      <text:p text:style-name="P16">- <text:span text:style-name="T4">les libellés des menus d’IgoR pourraient être améliorés pour les rendre plus explicites pour un novice en stat ;</text:span></text:p>
      <text:p text:style-name="P16"><text:soft-page-break/>- <text:span text:style-name="T4">IgoR ne propose pas de module de représentation graphique alors que cela pourrait être intéressant d’intégrer un exercice y faisant appel ;</text:span></text:p>
      <text:p text:style-name="P7">- <text:span text:style-name="T9">u</text:span>n onglet <text:span text:style-name="T8">relatif aux informations basiques sur une table serait utile</text:span> dans IgoR : <text:span text:style-name="T8">il donnerait par exemple</text:span> le nb de lignes et de colonnes et un résumé stat de chaque variable <text:span text:style-name="T8">contenue dans la table</text:span>.</text:p>
      <text:p text:style-name="P6"/>
      <text:p text:style-name="P21"><text:span text:style-name="T12">Examens des sources mobilisables</text:span></text:p>
      <text:p text:style-name="P26"/>
      <text:p text:style-name="P33">Sylvie a transmis deux fichiers qui pourraient être mobilisés dans un exercice :</text:p>
      <text:p text:style-name="P34"/>
      <text:p text:style-name="P31">Permis de construire (Sit@del): <text:s/></text:p>
      <text:p text:style-name="P31"/>
      <text:p text:style-name="P35">https://www.statistiques.developpement-durable.gouv.fr/liste-des-permis-de-construire-des-logements</text:p>
      <text:p text:style-name="P35"/>
      <text:p text:style-name="P31">Données locales de l’énergie (Article 179 loi Energie) <text:s/>: </text:p>
      <text:p text:style-name="P31"/>
      <text:p text:style-name="P35">https://www.statistiques.developpement-durable.gouv.fr/donnees-locales-de-consommation-denergie?rubrique=23&amp;dossier=189</text:p>
      <text:p text:style-name="P34"/>
      <text:p text:style-name="P32"><text:span text:style-name="T13">Fichier logement du RP</text:span></text:p>
      <text:p text:style-name="P32"/>
      <text:p text:style-name="P37">https://www.insee.fr/fr/statistiques/3625116?sommaire=3558417</text:p>
      <text:p text:style-name="P37"/>
      <text:p text:style-name="P37">Fabrice indique que le fichier exhaustif n’est pas mobilisable dans un exercice (volume de + de 3go de données). Il propose de faire une sélection de variables pertinentes pour l’alléger et le rendre exploitable facilement dans un exercice.</text:p>
      <text:p text:style-name="P36"/>
      <text:p text:style-name="P27">Exercices complémentaires</text:p>
      <text:p text:style-name="P36"/>
      <text:p text:style-name="P36">Il est proposé de créer un exercice permettant de réaliser une représentation graphique de données. <text:span text:style-name="T13">Cela permettrait de traiter l’ensemble des étapes de traitement de la donnée (depuis l’importation jusqu’à la valorisation sous forme graphique).</text:span></text:p>
      <text:p text:style-name="P26"/>
      <text:p text:style-name="P29">Organisation des itérations avant le 25/09</text:p>
      <text:p text:style-name="P38"/>
      <text:p text:style-name="P38">Compte tenu du calendrier chargé de la rentrée, il n’est pas envisagé à ce stade de reprogrammer une visio. Les échanges mail seront privilégiés. Une réunion visio sera mise si cela s’avère pertinent.</text:p>
      <text:p text:style-name="P27"/>
      <text:p text:style-name="P26"/>
      <text:p text:style-name="P28"><text:span text:style-name="T13">À faire pour la prochaine fois</text:span></text:p>
      <text:p text:style-name="P38"/>
      <text:p text:style-name="P38">Vérifier qu’Igor prend <text:span text:style-name="T13">bien</text:span> en charge le calcul de stat par classe <text:span text:style-name="T13">[Pascal]</text:span></text:p>
      <text:p text:style-name="P16"><text:span text:style-name="T4">Prendre contact</text:span> <text:span text:style-name="T4">avec</text:span> JL <text:span text:style-name="T4">pour évoquer avec lui</text:span> les demandes de modifications <text:span text:style-name="T4">[Pascal]</text:span></text:p>
      <text:p text:style-name="P13">Imaginer un exercice en lien avec une représentation graphique [Fabrice]</text:p>
      <text:p text:style-name="P13">Examiner dans quelle mesure le fichier logement peut être mobilisé dans un exercice ? <text:span text:style-name="T8">[Fabrice]</text:span></text:p>
      <text:p text:style-name="P19">Examiner les possibilités d’exploitation des fichiers Sdes [Sylvie]</text:p>
      <text:p text:style-name="P6"/>
      <text:p text:style-name="P2"/>
      <text:p text:style-name="P8">Rappel des éléments de calendrier</text:p>
      <text:p text:style-name="P8"/>
      <text:p text:style-name="P5">Prochaines réunions <text:span text:style-name="T1">en plénière</text:span> : </text:p>
      <text:p text:style-name="P5">- 25/09 (DG Insee)</text:p>
      <text:p text:style-name="P5">- 6/11 (Sdes)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Calibri" svg:font-family="Calibri, sans-serif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4T11:39:17.542000000</meta:creation-date>
    <dc:date>2019-09-04T15:37:13.738000000</dc:date>
    <meta:editing-duration>PT1H3M30S</meta:editing-duration>
    <meta:editing-cycles>9</meta:editing-cycles>
    <meta:generator>LibreOffice/5.4.6.2$Windows_X86_64 LibreOffice_project/4014ce260a04f1026ba855d3b8d91541c224eab8</meta:generator>
    <meta:document-statistic meta:table-count="0" meta:image-count="0" meta:object-count="0" meta:page-count="2" meta:paragraph-count="58" meta:word-count="688" meta:character-count="4692" meta:non-whitespace-character-count="4052"/>
  </office:meta>
</office:document-meta>
</file>